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Moana 2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24" calcext:value-type="float">
            <text:p>202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235" calcext:value-type="float">
            <text:p>23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1" calcext:value-type="float">
            <text:p>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1" calcext:value-type="float">
            <text:p>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83" calcext:value-type="float">
            <text:p>18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79" calcext:value-type="float">
            <text:p>79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62" calcext:value-type="float">
            <text:p>26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4]);ISBLANK([.I234]));&quot;DESCONHECIDO&quot;;[.J234]-[.I234])" office:value-type="currency" office:currency="USD" office:value="187500000" calcext:value-type="currency">
            <text:p>_-$187.5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5]);ISBLANK([.I235]));&quot;DESCONHECIDO&quot;;[.J235]-[.I235])" office:value-type="currency" office:currency="USD" office:value="185000000" calcext:value-type="currency">
            <text:p>_-$185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4" calcext:value-type="float">
            <text:p>23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7]);ISBLANK([.I237]));&quot;DESCONHECIDO&quot;;[.J237]-[.I237])" office:value-type="currency" office:currency="USD" office:value="603000000" calcext:value-type="currency">
            <text:p>_-$603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table:number-columns-repeated="9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table:number-columns-repeated="9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table:number-columns-repeated="9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0" calcext:value-type="float">
            <text:p>240</text:p>
          </table:table-cell>
          <table:table-cell table:number-columns-repeated="9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1" calcext:value-type="float">
            <text:p>241</text:p>
          </table:table-cell>
          <table:table-cell table:number-columns-repeated="9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2" calcext:value-type="float">
            <text:p>242</text:p>
          </table:table-cell>
          <table:table-cell table:number-columns-repeated="11"/>
          <table:table-cell table:style-name="ce29" table:formula="of:=IF(ISBLANK([.F2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3" calcext:value-type="float">
            <text:p>243</text:p>
          </table:table-cell>
          <table:table-cell table:number-columns-repeated="11"/>
          <table:table-cell table:style-name="ce29" table:formula="of:=IF(ISBLANK([.F24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4" calcext:value-type="float">
            <text:p>244</text:p>
          </table:table-cell>
          <table:table-cell table:number-columns-repeated="11"/>
          <table:table-cell table:style-name="ce29" table:formula="of:=IF(ISBLANK([.F24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5" calcext:value-type="float">
            <text:p>245</text:p>
          </table:table-cell>
          <table:table-cell table:number-columns-repeated="11"/>
          <table:table-cell table:style-name="ce29" table:formula="of:=IF(ISBLANK([.F24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6" calcext:value-type="float">
            <text:p>246</text:p>
          </table:table-cell>
          <table:table-cell table:number-columns-repeated="11"/>
          <table:table-cell table:style-name="ce29" table:formula="of:=IF(ISBLANK([.F24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6" calcext:value-type="float">
            <text:p>24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7" calcext:value-type="float">
            <text:p>247</text:p>
          </table:table-cell>
          <table:table-cell table:number-columns-repeated="11"/>
          <table:table-cell table:style-name="ce29" table:formula="of:=IF(ISBLANK([.F24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7" calcext:value-type="float">
            <text:p>24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8" calcext:value-type="float">
            <text:p>248</text:p>
          </table:table-cell>
          <table:table-cell table:number-columns-repeated="11"/>
          <table:table-cell table:style-name="ce29" table:formula="of:=IF(ISBLANK([.F24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8" calcext:value-type="float">
            <text:p>24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9" calcext:value-type="float">
            <text:p>249</text:p>
          </table:table-cell>
          <table:table-cell table:number-columns-repeated="11"/>
          <table:table-cell table:style-name="ce29" table:formula="of:=IF(ISBLANK([.F25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9" calcext:value-type="float">
            <text:p>24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0" calcext:value-type="float">
            <text:p>250</text:p>
          </table:table-cell>
          <table:table-cell table:number-columns-repeated="11"/>
          <table:table-cell table:style-name="ce29" table:formula="of:=IF(ISBLANK([.F25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0" calcext:value-type="float">
            <text:p>2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1" calcext:value-type="float">
            <text:p>251</text:p>
          </table:table-cell>
          <table:table-cell table:number-columns-repeated="11"/>
          <table:table-cell table:style-name="ce29" table:formula="of:=IF(ISBLANK([.F25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1" calcext:value-type="float">
            <text:p>2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2" calcext:value-type="float">
            <text:p>252</text:p>
          </table:table-cell>
          <table:table-cell table:number-columns-repeated="11"/>
          <table:table-cell table:style-name="ce29" table:formula="of:=IF(ISBLANK([.F25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2" calcext:value-type="float">
            <text:p>2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3" calcext:value-type="float">
            <text:p>253</text:p>
          </table:table-cell>
          <table:table-cell table:number-columns-repeated="11"/>
          <table:table-cell table:style-name="ce29" table:formula="of:=IF(ISBLANK([.F25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3" calcext:value-type="float">
            <text:p>2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4" calcext:value-type="float">
            <text:p>254</text:p>
          </table:table-cell>
          <table:table-cell table:number-columns-repeated="11"/>
          <table:table-cell table:style-name="ce29" table:formula="of:=IF(ISBLANK([.F25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4" calcext:value-type="float">
            <text:p>2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5" calcext:value-type="float">
            <text:p>255</text:p>
          </table:table-cell>
          <table:table-cell table:number-columns-repeated="11"/>
          <table:table-cell table:style-name="ce29" table:formula="of:=IF(ISBLANK([.F25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5" calcext:value-type="float">
            <text:p>2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6" calcext:value-type="float">
            <text:p>256</text:p>
          </table:table-cell>
          <table:table-cell table:number-columns-repeated="11"/>
          <table:table-cell table:style-name="ce29" table:formula="of:=IF(ISBLANK([.F2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6" calcext:value-type="float">
            <text:p>2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7" calcext:value-type="float">
            <text:p>257</text:p>
          </table:table-cell>
          <table:table-cell table:number-columns-repeated="11"/>
          <table:table-cell table:style-name="ce29" table:formula="of:=IF(ISBLANK([.F2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7" calcext:value-type="float">
            <text:p>2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8" calcext:value-type="float">
            <text:p>258</text:p>
          </table:table-cell>
          <table:table-cell table:number-columns-repeated="11"/>
          <table:table-cell table:style-name="ce29" table:formula="of:=IF(ISBLANK([.F259]);&quot;NÃO ASSISTIDO&quot;;&quot;ASSISTIDO&quot;)" office:value-type="string" office:string-value="NÃO ASSISTIDO" calcext:value-type="string">
            <text:p>NÃO 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9" calcext:value-type="float">
            <text:p>259</text:p>
          </table:table-cell>
          <table:table-cell table:number-columns-repeated="11"/>
          <table:table-cell table:style-name="ce29" table:formula="of:=IF(ISBLANK([.F2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9" calcext:value-type="float">
            <text:p>2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0" calcext:value-type="float">
            <text:p>260</text:p>
          </table:table-cell>
          <table:table-cell table:number-columns-repeated="11"/>
          <table:table-cell table:style-name="ce29" table:formula="of:=IF(ISBLANK([.F2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0" calcext:value-type="float">
            <text:p>2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1" calcext:value-type="float">
            <text:p>261</text:p>
          </table:table-cell>
          <table:table-cell table:number-columns-repeated="11"/>
          <table:table-cell table:style-name="ce29" table:formula="of:=IF(ISBLANK([.F2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1" calcext:value-type="float">
            <text:p>2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2" calcext:value-type="float">
            <text:p>262</text:p>
          </table:table-cell>
          <table:table-cell table:number-columns-repeated="11"/>
          <table:table-cell table:style-name="ce29" table:formula="of:=IF(ISBLANK([.F2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2" calcext:value-type="float">
            <text:p>262</text:p>
          </table:table-cell>
          <table:table-cell table:number-columns-repeated="16370"/>
        </table:table-row>
        <table:table-row table:style-name="ro5" table:number-rows-repeated="104831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22:45:28.1963014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1-29T22:48:57.256993779</dc:date>
    <meta:generator>LibreOffice/24.2.6.2$Linux_X86_64 LibreOffice_project/420$Build-2</meta:generator>
    <meta:editing-duration>PT5H35M36S</meta:editing-duration>
    <meta:editing-cycles>19</meta:editing-cycles>
    <meta:document-statistic meta:table-count="1" meta:cell-count="3701" meta:object-count="0"/>
    <meta:user-defined meta:name="AppVersion">16.0300</meta:user-defined>
  </office:meta>
</office:document-meta>
</file>